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text-properties officeooo:rsid="001a3045" officeooo:paragraph-rsid="001e6cd9"/>
    </style:style>
    <style:style style:name="P2" style:family="paragraph" style:parent-style-name="Heading_20_2">
      <style:text-properties fo:font-size="15pt" officeooo:rsid="00156141" officeooo:paragraph-rsid="001d7788" style:font-size-asian="15pt" style:font-size-complex="15pt"/>
    </style:style>
    <style:style style:name="P3" style:family="paragraph" style:parent-style-name="Standard">
      <style:text-properties officeooo:rsid="001d7788" officeooo:paragraph-rsid="001d7788"/>
    </style:style>
    <style:style style:name="P4" style:family="paragraph" style:parent-style-name="Standard">
      <style:paragraph-properties fo:text-align="center" style:justify-single-word="false"/>
      <style:text-properties fo:font-size="16pt" officeooo:rsid="001d7788" officeooo:paragraph-rsid="001d7788" style:font-size-asian="16pt" style:font-size-complex="16pt"/>
    </style:style>
    <style:style style:name="P5" style:family="paragraph" style:parent-style-name="Text_20_body">
      <style:text-properties fo:font-size="15pt" officeooo:rsid="001675ca" officeooo:paragraph-rsid="001d7788" style:font-size-asian="15pt" style:font-size-complex="15pt"/>
    </style:style>
    <style:style style:name="P6" style:family="paragraph" style:parent-style-name="Text_20_body">
      <style:text-properties fo:font-size="15pt" officeooo:rsid="00156141" officeooo:paragraph-rsid="001d7788" style:font-size-asian="15pt" style:font-size-complex="15pt"/>
    </style:style>
    <style:style style:name="P7" style:family="paragraph" style:parent-style-name="Text_20_body">
      <style:text-properties fo:font-size="15pt" officeooo:rsid="00184643" officeooo:paragraph-rsid="001d7788" style:font-size-asian="15pt" style:font-size-complex="15pt"/>
    </style:style>
    <style:style style:name="P8" style:family="paragraph" style:parent-style-name="Text_20_body">
      <style:text-properties fo:font-size="15pt" officeooo:rsid="0018d95a" officeooo:paragraph-rsid="001d7788" style:font-size-asian="15pt" style:font-size-complex="15pt"/>
    </style:style>
    <style:style style:name="P9" style:family="paragraph" style:parent-style-name="Text_20_body">
      <style:text-properties fo:font-size="15pt" officeooo:rsid="001af8c2" officeooo:paragraph-rsid="001d7788" style:font-size-asian="15pt" style:font-size-complex="15pt"/>
    </style:style>
    <style:style style:name="P10" style:family="paragraph" style:parent-style-name="Text_20_body">
      <style:text-properties fo:font-size="15pt" officeooo:paragraph-rsid="001d7788" style:font-size-asian="15pt" style:font-size-complex="15pt"/>
    </style:style>
    <style:style style:name="P11" style:family="paragraph" style:parent-style-name="Text_20_body">
      <style:text-properties fo:font-size="15pt" officeooo:rsid="001d7788" officeooo:paragraph-rsid="001d7788" style:font-size-asian="15pt" style:font-size-complex="15pt"/>
    </style:style>
    <style:style style:name="P12" style:family="paragraph" style:parent-style-name="Text_20_body">
      <style:text-properties fo:font-size="15pt" officeooo:rsid="0020d262" officeooo:paragraph-rsid="0020d262" style:font-size-asian="15pt" style:font-size-complex="15pt"/>
    </style:style>
    <style:style style:name="P13" style:family="paragraph" style:parent-style-name="Text_20_body">
      <style:text-properties fo:font-size="15pt" officeooo:rsid="0024b1f7" officeooo:paragraph-rsid="0024b1f7" style:font-size-asian="15pt" style:font-size-complex="15pt"/>
    </style:style>
    <style:style style:name="P14" style:family="paragraph" style:parent-style-name="Text_20_body">
      <style:text-properties fo:font-size="15pt" officeooo:rsid="00265a6d" officeooo:paragraph-rsid="00265a6d" style:font-size-asian="15pt" style:font-size-complex="15pt"/>
    </style:style>
    <style:style style:name="P15" style:family="paragraph" style:parent-style-name="Text_20_body">
      <style:text-properties fo:font-size="15pt" officeooo:rsid="0026db87" officeooo:paragraph-rsid="0026db87" style:font-size-asian="15pt" style:font-size-complex="15pt"/>
    </style:style>
    <style:style style:name="P16" style:family="paragraph" style:parent-style-name="Text_20_body">
      <style:text-properties fo:font-size="15pt" officeooo:rsid="002ab47a" officeooo:paragraph-rsid="002ab47a" style:font-size-asian="15pt" style:font-size-complex="15pt"/>
    </style:style>
    <style:style style:name="P17" style:family="paragraph" style:parent-style-name="Text_20_body">
      <style:text-properties fo:font-size="15pt" officeooo:rsid="002c7565" officeooo:paragraph-rsid="002c7565" style:font-size-asian="15pt" style:font-size-complex="15pt"/>
    </style:style>
    <style:style style:name="P18" style:family="paragraph" style:parent-style-name="Text_20_body">
      <style:text-properties fo:font-size="15pt" officeooo:rsid="002d4575" officeooo:paragraph-rsid="002d4575" style:font-size-asian="15pt" style:font-size-complex="15pt"/>
    </style:style>
    <style:style style:name="P19" style:family="paragraph" style:parent-style-name="Text_20_body">
      <style:text-properties fo:font-size="15pt" officeooo:rsid="002fded7" officeooo:paragraph-rsid="002fded7" style:font-size-asian="15pt" style:font-size-complex="15pt"/>
    </style:style>
    <style:style style:name="P20" style:family="paragraph" style:parent-style-name="Text_20_body">
      <style:text-properties fo:font-size="15pt" officeooo:rsid="003152eb" officeooo:paragraph-rsid="003152eb" style:font-size-asian="15pt" style:font-size-complex="15pt"/>
    </style:style>
    <style:style style:name="P21" style:family="paragraph" style:parent-style-name="Text_20_body">
      <style:text-properties fo:font-size="15pt" officeooo:rsid="0033223f" officeooo:paragraph-rsid="0033223f" style:font-size-asian="15pt" style:font-size-complex="15pt"/>
    </style:style>
    <style:style style:name="P22" style:family="paragraph" style:parent-style-name="Text_20_body">
      <style:text-properties fo:font-size="15pt" fo:font-weight="bold" officeooo:rsid="0024b1f7" officeooo:paragraph-rsid="0024b1f7" style:font-size-asian="15pt" style:font-weight-asian="bold" style:font-size-complex="15pt" style:font-weight-complex="bold"/>
    </style:style>
    <style:style style:name="P23" style:family="paragraph" style:parent-style-name="Text_20_body">
      <style:text-properties fo:font-size="15pt" fo:font-weight="bold" officeooo:rsid="00265a6d" officeooo:paragraph-rsid="00265a6d" style:font-size-asian="15pt" style:font-weight-asian="bold" style:font-size-complex="15pt" style:font-weight-complex="bold"/>
    </style:style>
    <style:style style:name="P24" style:family="paragraph" style:parent-style-name="Text_20_body">
      <style:text-properties fo:font-size="15pt" fo:font-weight="bold" officeooo:rsid="0026db87" officeooo:paragraph-rsid="0026db87" style:font-size-asian="15pt" style:font-weight-asian="bold" style:font-size-complex="15pt" style:font-weight-complex="bold"/>
    </style:style>
    <style:style style:name="P25" style:family="paragraph" style:parent-style-name="Text_20_body">
      <style:text-properties fo:font-size="15pt" fo:font-weight="bold" officeooo:rsid="002d4575" officeooo:paragraph-rsid="002d4575" style:font-size-asian="15pt" style:font-weight-asian="bold" style:font-size-complex="15pt" style:font-weight-complex="bold"/>
    </style:style>
    <style:style style:name="P26" style:family="paragraph" style:parent-style-name="Text_20_body">
      <style:text-properties fo:font-size="15pt" fo:font-weight="bold" officeooo:rsid="002ab47a" officeooo:paragraph-rsid="002ab47a" style:font-size-asian="15pt" style:font-weight-asian="bold" style:font-size-complex="15pt" style:font-weight-complex="bold"/>
    </style:style>
    <style:style style:name="P27" style:family="paragraph" style:parent-style-name="Text_20_body">
      <style:text-properties fo:font-size="15pt" fo:font-weight="bold" officeooo:rsid="002fded7" officeooo:paragraph-rsid="002fded7" style:font-size-asian="15pt" style:font-weight-asian="bold" style:font-size-complex="15pt" style:font-weight-complex="bold"/>
    </style:style>
    <style:style style:name="P28" style:family="paragraph" style:parent-style-name="Text_20_body">
      <style:text-properties fo:font-size="15pt" fo:font-weight="bold" officeooo:rsid="003152eb" officeooo:paragraph-rsid="003152eb" style:font-size-asian="15pt" style:font-weight-asian="bold" style:font-size-complex="15pt" style:font-weight-complex="bold"/>
    </style:style>
    <style:style style:name="P29" style:family="paragraph" style:parent-style-name="Text_20_body">
      <style:text-properties fo:font-size="15pt" fo:font-weight="bold" officeooo:rsid="0033223f" officeooo:paragraph-rsid="0033223f" style:font-size-asian="15pt" style:font-weight-asian="bold" style:font-size-complex="15pt" style:font-weight-complex="bold"/>
    </style:style>
    <style:style style:name="P30" style:family="paragraph" style:parent-style-name="Text_20_body">
      <style:text-properties fo:font-size="15pt" fo:font-weight="normal" officeooo:rsid="0026db87" officeooo:paragraph-rsid="0026db87" style:font-size-asian="15pt" style:font-weight-asian="normal" style:font-size-complex="15pt" style:font-weight-complex="normal"/>
    </style:style>
    <style:style style:name="P31" style:family="paragraph" style:parent-style-name="Text_20_body">
      <style:text-properties fo:font-size="15pt" style:text-underline-style="none" fo:font-weight="bold" officeooo:rsid="002c7565" officeooo:paragraph-rsid="002c7565" style:font-size-asian="15pt" style:font-weight-asian="bold" style:font-size-complex="15pt" style:font-weight-complex="bold"/>
    </style:style>
    <style:style style:name="P32" style:family="paragraph" style:parent-style-name="Text_20_body">
      <style:text-properties fo:font-size="13pt" officeooo:rsid="001e35fd" officeooo:paragraph-rsid="001e6cd9" style:font-size-asian="11.3500003814697pt" style:font-size-complex="13pt"/>
    </style:style>
    <style:style style:name="P33" style:family="paragraph" style:parent-style-name="Text_20_body">
      <style:text-properties fo:font-size="13pt" officeooo:rsid="001fb6de" officeooo:paragraph-rsid="001fb6de" style:font-size-asian="11.3500003814697pt" style:font-size-complex="13pt"/>
    </style:style>
    <style:style style:name="P34" style:family="paragraph" style:parent-style-name="Text_20_body">
      <style:text-properties fo:font-size="13pt" style:text-underline-style="none" fo:font-weight="bold" officeooo:rsid="001fb6de" officeooo:paragraph-rsid="001fb6de" style:font-size-asian="11.3500003814697pt" style:font-weight-asian="bold" style:font-size-complex="13pt" style:font-weight-complex="bold"/>
    </style:style>
    <style:style style:name="P35" style:family="paragraph" style:parent-style-name="Text_20_body">
      <style:text-properties officeooo:rsid="001a3045" officeooo:paragraph-rsid="001e6cd9"/>
    </style:style>
    <style:style style:name="P36" style:family="paragraph" style:parent-style-name="Text_20_body">
      <style:text-properties officeooo:rsid="001ac463" officeooo:paragraph-rsid="001e6cd9"/>
    </style:style>
    <style:style style:name="P37" style:family="paragraph" style:parent-style-name="Text_20_body">
      <style:text-properties officeooo:rsid="001e35fd" officeooo:paragraph-rsid="001e6cd9"/>
    </style:style>
    <style:style style:name="P38" style:family="paragraph" style:parent-style-name="Text_20_body">
      <style:text-properties officeooo:rsid="001b6796" officeooo:paragraph-rsid="001e6cd9"/>
    </style:style>
    <style:style style:name="P39" style:family="paragraph" style:parent-style-name="Text_20_body">
      <style:text-properties officeooo:rsid="001d0044" officeooo:paragraph-rsid="001e6cd9"/>
    </style:style>
    <style:style style:name="P40" style:family="paragraph" style:parent-style-name="Text_20_body">
      <style:text-properties officeooo:paragraph-rsid="001e6cd9"/>
    </style:style>
    <style:style style:name="P41" style:family="paragraph" style:parent-style-name="Text_20_body">
      <style:text-properties style:text-position="0% 100%" fo:font-size="15pt" officeooo:rsid="0033223f" officeooo:paragraph-rsid="0033223f" style:font-size-asian="15pt" style:font-size-complex="15pt"/>
    </style:style>
    <style:style style:name="T1" style:family="text">
      <style:text-properties officeooo:rsid="001a3045"/>
    </style:style>
    <style:style style:name="T2" style:family="text">
      <style:text-properties officeooo:rsid="001675ca"/>
    </style:style>
    <style:style style:name="T3" style:family="text">
      <style:text-properties officeooo:rsid="00184643"/>
    </style:style>
    <style:style style:name="T4" style:family="text">
      <style:text-properties officeooo:rsid="0018d95a"/>
    </style:style>
    <style:style style:name="T5" style:family="text">
      <style:text-properties officeooo:rsid="00196dca"/>
    </style:style>
    <style:style style:name="T6" style:family="text">
      <style:text-properties officeooo:rsid="00191cd5"/>
    </style:style>
    <style:style style:name="T7" style:family="text">
      <style:text-properties officeooo:rsid="001cc3da"/>
    </style:style>
    <style:style style:name="T8" style:family="text">
      <style:text-properties officeooo:rsid="001af8c2"/>
    </style:style>
    <style:style style:name="T9" style:family="text">
      <style:text-properties officeooo:rsid="001b77b5"/>
    </style:style>
    <style:style style:name="T10" style:family="text">
      <style:text-properties officeooo:rsid="001b6796"/>
    </style:style>
    <style:style style:name="T11" style:family="text">
      <style:text-properties officeooo:rsid="001ac463"/>
    </style:style>
    <style:style style:name="T12" style:family="text">
      <style:text-properties officeooo:rsid="001d0044"/>
    </style:style>
    <style:style style:name="T13" style:family="text">
      <style:text-properties officeooo:rsid="001e35fd"/>
    </style:style>
    <style:style style:name="T14" style:family="text">
      <style:text-properties officeooo:rsid="00223c93"/>
    </style:style>
    <style:style style:name="T15" style:family="text">
      <style:text-properties officeooo:rsid="0022b610"/>
    </style:style>
    <style:style style:name="T16" style:family="text">
      <style:text-properties fo:font-weight="bold" style:font-weight-asian="bold" style:font-weight-complex="bold"/>
    </style:style>
    <style:style style:name="T17" style:family="text">
      <style:text-properties officeooo:rsid="0028c6cb"/>
    </style:style>
    <style:style style:name="T18" style:family="text">
      <style:text-properties officeooo:rsid="002b005e"/>
    </style:style>
    <style:style style:name="T19" style:family="text">
      <style:text-properties officeooo:rsid="0033223f"/>
    </style:style>
    <style:style style:name="T20" style:family="text">
      <style:text-properties officeooo:rsid="003515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2" text:outline-level="2">Liste des fonctionnalités <text:span text:style-name="T1">(Alpha)</text:span></text:h>
      <text:p text:style-name="P10"/>
      <text:p text:style-name="P6">Inscription</text:p>
      <text:p text:style-name="P5">Désinscription</text:p>
      <text:p text:style-name="P6">Connexion <text:span text:style-name="T2">(avec Facebook / G+)</text:span></text:p>
      <text:p text:style-name="P6">Déconnexion</text:p>
      <text:p text:style-name="P6"><text:span text:style-name="T2">Modifier</text:span> <text:span text:style-name="T2">son</text:span> profil / <text:span text:style-name="T3">ses paramètres</text:span></text:p>
      <text:p text:style-name="P7">Consulter les conditions d'utilisation / <text:span text:style-name="T4">mentions légales</text:span></text:p>
      <text:p text:style-name="P8">Consulter l'aide</text:p>
      <text:p text:style-name="P9">Signaler un pb</text:p>
      <text:p text:style-name="P6">Rechercher un ePub libre <text:span text:style-name="T7">(catégories / spécifique) </text:span></text:p>
      <text:p text:style-name="P6"><text:span text:style-name="T17">Télécharger </text:span>un ePub libre</text:p>
      <text:p text:style-name="P6">Importer un ePub personnel</text:p>
      <text:p text:style-name="P7">Consulter sa bibliothèque </text:p>
      <text:p text:style-name="P8">Trier sa bibliothèque <text:span text:style-name="T8">(auteur / genre /// )</text:span></text:p>
      <text:p text:style-name="P8">Rechercher un ePub dans sa bibliothèque</text:p>
      <text:p text:style-name="P5">Consulter les informations d'un ePub <text:span text:style-name="T18">(de sa bibliothèque)</text:span></text:p>
      <text:p text:style-name="P5"><text:tab/>Lancer <text:span text:style-name="T4">le mode lecture</text:span></text:p>
      <text:p text:style-name="P5"><text:tab/>Tourner une page</text:p>
      <text:p text:style-name="P5"><text:tab/>Accéder à une page donnée / <text:span text:style-name="T4">au début / à la fin</text:span></text:p>
      <text:p text:style-name="P5"><text:tab/>Créer un signet</text:p>
      <text:p text:style-name="P5"><text:soft-page-break/><text:tab/>Accéder à un signet</text:p>
      <text:p text:style-name="P5"><text:tab/>Créer une note (Et suivre un lien ?..)</text:p>
      <text:p text:style-name="P5"><text:tab/><text:span text:style-name="T9">Cherche une définition dans un dico (recherche wiki ou dico ? )</text:span></text:p>
      <text:p text:style-name="P5"><text:tab/><text:span text:style-name="T5">Synchroniser ses notes / signets</text:span></text:p>
      <text:p text:style-name="P5"><text:tab/><text:span text:style-name="T4">Rechercher dans l'ePub</text:span></text:p>
      <text:p text:style-name="P5"><text:tab/>S<text:span text:style-name="T7">urligner </text:span></text:p>
      <text:p text:style-name="P5"><text:tab/><text:span text:style-name="T6">Changer les paramètres d'affichage</text:span></text:p>
      <text:p text:style-name="P5"><text:tab/><text:span text:style-name="T4">Quitter le mode lecture</text:span></text:p>
      <text:p text:style-name="P5">Evaluer / Commenter un ePub</text:p>
      <text:p text:style-name="P5">Consulter ses propositions <text:span text:style-name="T7">(du même auteur / même thème / sujet )</text:span></text:p>
      <text:p text:style-name="P11">supprimer un livre</text:p>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 text:outline-level="3">Inscription</text:h>
      <text:p text:style-name="P40"/>
      <text:p text:style-name="P35">Résumé : Permet à un utilisateur non enregistré de créer un profil, en renseignant un certain nombre d'informations personnelles, ainsi qu'un <text:span text:style-name="T10">pseudonyme et un </text:span>mot de passe, <text:span text:style-name="T11">afin de pouvoir </text:span>accéder à l'application.</text:p>
      <text:p text:style-name="P35">Création : 19/04/2016</text:p>
      <text:p text:style-name="P35">Dernière modification : 19/04/2016</text:p>
      <text:p text:style-name="P35">Version : alpha</text:p>
      <text:p text:style-name="P35">Acteurs concernés : Utilisateurs anonymes</text:p>
      <text:p text:style-name="P35"/>
      <text:p text:style-name="P35">Scénario nominal :</text:p>
      <text:p text:style-name="P36">1. L'utilisateur (anonyme) accède à la page d'acceuil</text:p>
      <text:p text:style-name="P36">2. L'utilisateur accède à la page de création de compte</text:p>
      <text:p text:style-name="P36">3. L'utilisateur remplit les champs de création de compte et valide son inscription</text:p>
      <text:p text:style-name="P36">4. L'application vérifie la conformité des informations fournies</text:p>
      <text:p text:style-name="P36">5. L'application envoie un mail de confirmation à l'adresse fournie et l'indique à l'utilisateur <text:span text:style-name="T12">en lui proposant de renvoyer à nouveau le mail</text:span></text:p>
      <text:p text:style-name="P36">6. L'utilisateur accède au lien contenu dans le mail de confirmation</text:p>
      <text:p text:style-name="P36">7. L'application valide la confimation, enregistre le nouvel utilisateur et le renvoie sur <text:span text:style-name="T13">une page lui proposant d'indiquer ses genres littéraires favoris</text:span></text:p>
      <text:p text:style-name="P37">8. L'utilisateur choisit ses genres favoris et valide</text:p>
      <text:p text:style-name="P37">9. L'application confirme et renvoie l'utilisateur sur la page d'acceuil</text:p>
      <text:p text:style-name="P36"/>
      <text:p text:style-name="P36">Scénarios alternatifs :</text:p>
      <text:p text:style-name="P36"><text:span text:style-name="T10">4</text:span>a : <text:span text:style-name="T10">Champ(s)</text:span> <text:span text:style-name="T10">in</text:span>valide<text:span text:style-name="T10">(s)</text:span></text:p>
      <text:p text:style-name="P36"><text:tab/>1. L'application notifie l'utilisateur qu'un champ <text:span text:style-name="T10">n'est pas correctement rempli et réaffiche la page en indiquant les problèmes</text:span></text:p>
      <text:p text:style-name="P38"><text:tab/>2. L'utilisateur reprend au point 3.</text:p>
      <text:p text:style-name="P36"/>
      <text:p text:style-name="P38">4b : Conditions d'utilisation non acceptées</text:p>
      <text:p text:style-name="P38"><text:tab/>1. L'application notifie l'utilisateur qu'il doit accepter les conditions d'utilisation / la politique de confidentialité et réaffiche la page</text:p>
      <text:p text:style-name="P38"><text:soft-page-break/><text:tab/>2. L'utilisateur reprend au point 3.</text:p>
      <text:p text:style-name="P38"/>
      <text:p text:style-name="P38">4c : Mot de passe trop court</text:p>
      <text:p text:style-name="P38"><text:tab/>1. L'application notifie l'utilisateur que le mot de passe qu'il a indiqué est trop court et réaffiche la page</text:p>
      <text:p text:style-name="P38"><text:tab/>2. L'utilisateur reprend au point 3.</text:p>
      <text:p text:style-name="P38"/>
      <text:p text:style-name="P38">4d : Pseudonyme / Adresse mail déjà utilisée</text:p>
      <text:p text:style-name="P38"><text:tab/>1. L'application notifie l'utilisateur que l<text:span text:style-name="T12">'adresse mail et/ou le pseudonyme choisi est déjà utilisé et réaffiche la page</text:span></text:p>
      <text:p text:style-name="P39"><text:tab/>2. L'utilisateur reprend au point 3.</text:p>
      <text:p text:style-name="P39"><text:s/></text:p>
      <text:p text:style-name="P39">5a : Mail non reçu</text:p>
      <text:p text:style-name="P39"><text:tab/>1. L'utilisateur n'a pas reçu le mail de confirmation et demande a l'application de le lui renvoyer</text:p>
      <text:p text:style-name="P39"><text:tab/>2. L'application envoie un nouveau mail de confirmation</text:p>
      <text:p text:style-name="P39">3. L'utilisateur reprend au point 5.</text:p>
      <text:p text:style-name="P39"/>
      <text:p text:style-name="P37">7a : L'utilisateur ne rentre pas ses genres favoris</text:p>
      <text:p text:style-name="P37"><text:tab/>1. L'utilisateur ne souhaite pas indiquer de genres favoris et passe cette étape</text:p>
      <text:p text:style-name="P37"><text:tab/>2. L'application confirme le choix et indique à l'utilisateur qu'il peut modifier ses genres dans les paramètres de son profil, puis renvoie sur la page d'acceuil</text:p>
      <text:p text:style-name="P37"/>
      <text:p text:style-name="P32"/>
      <text:p text:style-name="P32"/>
      <text:p text:style-name="P32"/>
      <text:p text:style-name="P32"/>
      <text:p text:style-name="P32"/>
      <text:p text:style-name="P32"/>
      <text:p text:style-name="P32"/>
      <text:p text:style-name="P32"/>
      <text:p text:style-name="P32"/>
      <text:p text:style-name="P32"><text:soft-page-break/></text:p>
      <text:p text:style-name="P34">Connexion avec Facebook ou Google+</text:p>
      <text:p text:style-name="P33"/>
      <text:p text:style-name="P33">Résumé : L'utilisateur ne possède pas de compte propre au site (ou à l'application), mais en revanche possède un compte Facebook ou Google+, il peut de surcroît se connecter directement en cliquant sur le bouton 'se connecter via Facebook' ou sur le bouton 'Se connecter via Google+' et ainsi accéder à toutes les fonctionalités de l'application (ou site web).</text:p>
      <text:p text:style-name="P33"/>
      <text:p text:style-name="P33">Date de création : 19/04/2016</text:p>
      <text:p text:style-name="P33">Date de mise à jours : 19/04/2016</text:p>
      <text:p text:style-name="P33">Version : 1.0</text:p>
      <text:p text:style-name="P33">Acteurs : Utilisateur non enregistré</text:p>
      <text:p text:style-name="P33">Responsables : </text:p>
      <text:p text:style-name="P33"/>
      <text:p text:style-name="P33"/>
      <text:p text:style-name="P33">SCÉNARIO NOMINAL :</text:p>
      <text:p text:style-name="P33"/>
      <text:p text:style-name="P33"><text:tab/>1 - L'utilisateur non enregistré appparaît sur la page d'accueil des connexions.</text:p>
      <text:p text:style-name="P33"><text:tab/>2 - Il séléctionne 'se connecter via Facebook' ou 'Se connecter via Google+' en cliquant sur les boutons associés.</text:p>
      <text:p text:style-name="P33"><text:tab/>3 - Si l'utilisateur ne possède pas de compte propre au site , alors lors de sa première connexion (via les reseaux sociaux) un compte avec ses informations (mêmes que Facebook par défaut) sera créé.</text:p>
      <text:p text:style-name="P33"><text:tab/>4 - La connexion s'éffectue , et l'utilisateur est redirigé vers la page d'accueil.</text:p>
      <text:p text:style-name="P33"/>
      <text:p text:style-name="P33"/>
      <text:p text:style-name="P33">SCÉNARIO ALTERNATIF : </text:p>
      <text:p text:style-name="P33"><text:tab/> </text:p>
      <text:p text:style-name="P33"><text:tab/>2a - L'utilisateur tente de se connecter via Facebook ou Google+ mais il ne possède pas de compte sur ces réseaux sociaux. Il n'est pas redirigé vers l'accueil , un message d'erreur signalant le problème apparait.</text:p>
      <text:p text:style-name="P33"><text:soft-page-break/><text:tab/>2b - L'utilisateur tente de connecter via Facebook ou Google+ mais il à omis de remplir un champs du formulaire de connexion, l'erreur lui est signalée.Il n'est pas redirigé vers l'accueil.</text:p>
      <text:p text:style-name="P33"><text:tab/>2c - L'utilisateur tente de connecter via Facebook ou Google+ mais les informations qu'il rempli ne sont pas valides, l'erreur (les erreurs) lui est (sont) signalée(s).Il n'est pas redirigé vers l'accue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span text:style-name="T16">Connexion</text:span> </text:p>
      <text:p text:style-name="P12"/>
      <text:p text:style-name="P12">Résumé : L'utilisateur possédant un compte sur le site (ou application) peut se connecter en entrant ses informations de connexion.</text:p>
      <text:p text:style-name="P12">Date de création : 19/04/2016</text:p>
      <text:p text:style-name="P12">Date de mise à jours : 19/04/2016</text:p>
      <text:p text:style-name="P12">Version : 1.0</text:p>
      <text:p text:style-name="P12">Acteurs : Utilisateur non connecté</text:p>
      <text:p text:style-name="P12">Responsables : </text:p>
      <text:p text:style-name="P12"/>
      <text:p text:style-name="P12"/>
      <text:p text:style-name="P12">SCÉNARIO NOMINAL :</text:p>
      <text:p text:style-name="P12"/>
      <text:p text:style-name="P12"><text:tab/>1 - L'utilisateur non enregistré appparaît sur la page d'accueil des connexions.</text:p>
      <text:p text:style-name="P12"><text:tab/>2 - Il <text:span text:style-name="T15">sélectionne</text:span> '<text:span text:style-name="T14">se connecter'</text:span></text:p>
      <text:p text:style-name="P12"><text:tab/>3 – <text:span text:style-name="T14">Il rentre les informations relatives à son compte.</text:span></text:p>
      <text:p text:style-name="P12"><text:tab/>4 – <text:span text:style-name="T14">Si elles sont valides il sera alors redirigé vers la page d'accueil.</text:span></text:p>
      <text:p text:style-name="P12"/>
      <text:p text:style-name="P12"/>
      <text:p text:style-name="P12">SCÉNARIO ALTERNATIF : </text:p>
      <text:p text:style-name="P12"><text:tab/> </text:p>
      <text:p text:style-name="P12"><text:tab/><text:span text:style-name="T15">3</text:span>a - L'utilisateur tente de se connecter <text:s/><text:span text:style-name="T15">mais les informations rentrés ne sont pas pas valides, une message d'erreur apparaît et le lui signale.</text:span></text:p>
      <text:p text:style-name="P12"/>
      <text:p text:style-name="P12"/>
      <text:p text:style-name="P12"/>
      <text:p text:style-name="P22"><text:soft-page-break/>Déconnexion</text:p>
      <text:p text:style-name="P13"/>
      <text:p text:style-name="P13">Résumé : Permet à l'utilisateur déjà connecté de se déconnecter et renvoie l'utilsateur sur la page d'acceuil</text:p>
      <text:p text:style-name="P13">Création : 19/04/2016</text:p>
      <text:p text:style-name="P13">Dernière modification : 19/04/2016</text:p>
      <text:p text:style-name="P13">Version : alpha</text:p>
      <text:p text:style-name="P13">Acteurs : Utilisateurs connectés</text:p>
      <text:p text:style-name="P13"/>
      <text:p text:style-name="P13">Scénario nominal : </text:p>
      <text:p text:style-name="P13">1. L'utilisateur lance la déconnexion</text:p>
      <text:p text:style-name="P13">2. L'application renvoie l'utilisateur sur la page d'acceuil avec un message indiquant le succès de la déconnexion</text:p>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soft-page-break/>Désinscription</text:p>
      <text:p text:style-name="P14"/>
      <text:p text:style-name="P14">Résumé :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4">Création : 19/04/2016</text:p>
      <text:p text:style-name="P14">Dernière modification : 19/04/2016</text:p>
      <text:p text:style-name="P14">Version : alpha</text:p>
      <text:p text:style-name="P14">Acteurs concernés : Utilisateurs enregistrés</text:p>
      <text:p text:style-name="P14"/>
      <text:p text:style-name="P14">Scénario nominal :</text:p>
      <text:p text:style-name="P14">1. L'utilisateur accède à la page de son profil</text:p>
      <text:p text:style-name="P14">2. L'utilisateur valide sa désinscription en saisissant son mot de passe</text:p>
      <text:p text:style-name="P14">3. L'application vérifie le mot de passe saisi</text:p>
      <text:p text:style-name="P14">4. L'application envoie un mail de confirmation à l'adresse que l’utilisateur avait renseigné</text:p>
      <text:p text:style-name="P14">5. L’utilisateur accède au lien dans le mail reçu</text:p>
      <text:p text:style-name="P14">6. L’utilisateur est renvoyé sur une page contenant un sondage qu’il peut remplir ou non</text:p>
      <text:p text:style-name="P14">7. L'application supprime toutes les informations qui concerne l’ancien utilisateur et le renvoie sur la page d'accueil en tant qu’utilisateur anonyme</text:p>
      <text:p text:style-name="P14"/>
      <text:p text:style-name="P14">Scénarios alternatifs :</text:p>
      <text:p text:style-name="P14">4a : Champ vide/Mot de passe non valide</text:p>
      <text:p text:style-name="P14"><text:tab/>1. L’application notifie l’utilisateur que le champ n’est pas rempli</text:p>
      <text:p text:style-name="P14">4b : Mot de passe non valide</text:p>
      <text:p text:style-name="P14"><text:soft-page-break/><text:tab/>1. L'application notifie l'utilisateur que le mot de passe saisi n’est pas valide</text:p>
      <text:p text:style-name="P14">5a : Mail non reçu</text:p>
      <text:p text:style-name="P14"><text:tab/>1. Aucun mail reçu au bout de 24 heures</text:p>
      <text:p text:style-name="P14"><text:tab/>2. L’utilisateur informe l’administrateur de son problème</text:p>
      <text:p text:style-name="P14"><text:tab/>3. L’utilisateur reprend le scénario à l’étape 6</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xt:soft-page-break/>Modifier son profil</text:p>
      <text:p text:style-name="P15"/>
      <text:p text:style-name="P15">Résumé : L'utilisateur enregistré, accède à la plage perméttant de modifier les informations de son profil,il peut s'il le désire modifier ses informations personnelles.</text:p>
      <text:p text:style-name="P15">Il est possible de modifier toutes les informations à l'exception de son pseudo.</text:p>
      <text:p text:style-name="P15"/>
      <text:p text:style-name="P15"/>
      <text:p text:style-name="P15">Date de création : 19/04/2016</text:p>
      <text:p text:style-name="P15">Date de mise à jours : 19/04/2016</text:p>
      <text:p text:style-name="P15">Version : 1.0</text:p>
      <text:p text:style-name="P15">Acteurs : Utilisateur enregistré</text:p>
      <text:p text:style-name="P15">Responsables : </text:p>
      <text:p text:style-name="P15"/>
      <text:p text:style-name="P15"/>
      <text:p text:style-name="P15">SCÉNARIO NOMINAL :</text:p>
      <text:p text:style-name="P15"/>
      <text:p text:style-name="P15"><text:tab/>1 - L'utilisateur enregistré (étant préalablement connécté) accède à la page lui permettant de modifier les informations personnelles.</text:p>
      <text:p text:style-name="P15"><text:tab/>2 - En cliquant sur le champ indiquant 'Modifier mes informations personnelles'.</text:p>
      <text:p text:style-name="P15"><text:tab/>3 - L'utilisateur modifie à sa guise les informations.</text:p>
      <text:p text:style-name="P15"><text:tab/>4 - Il valide les modifications, le site (ou application) vérifie l'éxactitute des ces informations :</text:p>
      <text:p text:style-name="P15"><text:tab/><text:tab/>Si l'adresse mail est modifiée alors une vérification par mail est requise (envoi d'un mail automatique à la nouvelle adresse rentrée).</text:p>
      <text:p text:style-name="P15"><text:tab/>5 - Confirmation des modifications et mise à jour dans la base de données.</text:p>
      <text:p text:style-name="P30"><text:soft-page-break/><text:span text:style-name="T16">SCÉNARIO ALTERNATIF :</text:span> </text:p>
      <text:p text:style-name="P15"><text:tab/> </text:p>
      <text:p text:style-name="P15"><text:tab/>Les informations que rentre l'utilisateur ne sont pas complètes et / ou incorrectes : </text:p>
      <text:p text:style-name="P15"><text:tab/><text:tab/>- L'adresse mail n'est pas au bon format : Lors de la validations des information un message d'erreur apparaît informat l'utilisateur de ce problème.</text:p>
      <text:p text:style-name="P15"><text:tab/><text:tab/>- Les deux champs mot de passe ne sont pas identiques : Lors de la validations des information un message d'erreur apparaît informat l'utilisateur de ce problème.</text:p>
      <text:p text:style-name="P15"><text:tab/><text:tab/>- L'adresse mail est déjà utilisée par un autre membre : Lors de la validations des information un message d'erreur apparaît informat l'utilisateur de ce problème.</text:p>
      <text:p text:style-name="P15"><text:tab/><text:tab/>- Le nouveau mot de passe ne correspond pas aux critères du mot de passe (trop court / même que le précedent /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23">Consulter l’aide</text:p>
      <text:p text:style-name="P14"/>
      <text:p text:style-name="P14">Résumé : Permet à un utilisateur enregistré ou anonyme de consulter l’aide du site, les questions les plus fréquemment posées par les utilisateurs et les réponses associées</text:p>
      <text:p text:style-name="P14">Création : 19/04/2016</text:p>
      <text:p text:style-name="P14">Dernière modification : 19/04/2016</text:p>
      <text:p text:style-name="P14">Version : alpha</text:p>
      <text:p text:style-name="P14">Acteurs concernés : Utilisateurs enregistrés et anonymes</text:p>
      <text:p text:style-name="P14"/>
      <text:p text:style-name="P14">Scénario nominal :</text:p>
      <text:p text:style-name="P14">1. L’utilisateur demande l’accès à l’aide du site</text:p>
      <text:p text:style-name="P14">2. L’utilisateur est renvoyé sur la page d’aide</text:p>
      <text:p text:style-name="P14"/>
      <text:p text:style-name="P14"/>
      <text:p text:style-name="P23"/>
      <text:p text:style-name="P23"><text:soft-page-break/>Consulter les conditions d'utilisation </text:p>
      <text:p text:style-name="P14"/>
      <text:p text:style-name="P14">Résumé : Permet à un utilisateur de consulter les conditions d'utilisation de l'application</text:p>
      <text:p text:style-name="P14">Création : 19/04/2016</text:p>
      <text:p text:style-name="P14">Dernière modification : 19/04/2016</text:p>
      <text:p text:style-name="P14">Version : alpha</text:p>
      <text:p text:style-name="P14">Acteurs : Utilisateur connecté ou pas</text:p>
      <text:p text:style-name="P14"/>
      <text:p text:style-name="P14">Scénario nominal :</text:p>
      <text:p text:style-name="P14"/>
      <text:p text:style-name="P14">1. L'utilisateur accède à la page des conditions d'utilisation</text:p>
      <text:p text:style-name="P14">2. L'application affiche les conditions d'utilisa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text:span text:style-name="T16">Importer un ePub personnel</text:span> </text:p>
      <text:p text:style-name="P16"/>
      <text:p text:style-name="P16">Résumé : Un utilisateur enregistré peut s'il le désire importer un livre au format ePub se trouvant sur sa machine.</text:p>
      <text:p text:style-name="P16"/>
      <text:p text:style-name="P16"/>
      <text:p text:style-name="P16">Date de création : 19/04/2016</text:p>
      <text:p text:style-name="P16">Date de mise à jours : 19/04/2016</text:p>
      <text:p text:style-name="P16">Version : 1.0</text:p>
      <text:p text:style-name="P16">Acteurs : Utilisateur enregistrés</text:p>
      <text:p text:style-name="P16">Responsables : </text:p>
      <text:p text:style-name="P16"/>
      <text:p text:style-name="P16"/>
      <text:p text:style-name="P16">SCÉNARIO NOMINAL :</text:p>
      <text:p text:style-name="P16"/>
      <text:p text:style-name="P16"><text:tab/>1 - L'utilisateur enregistré peut depuis la page d'accueil importer un livre en choisissant l'option 'importer un livre depuis ma machine'.</text:p>
      <text:p text:style-name="P16"><text:tab/>2 - Une fenètre de type FileChoose apparaît et il ne reste plus qu'à choisir le fichier à importer.</text:p>
      <text:p text:style-name="P16"><text:tab/>3 - L'utilisateur valide, une vérification est effectuée puis l'ajout se fait.</text:p>
      <text:p text:style-name="P16"/>
      <text:p text:style-name="P16"/>
      <text:p text:style-name="P16">SCÉNARIO ALTERNATIF : </text:p>
      <text:p text:style-name="P16"><text:tab/> </text:p>
      <text:p text:style-name="P16"><text:tab/>2a - Le livre que l'utilisateur veut importer n'est pas au bon format, un message d'erreur apparaît alors.</text:p>
      <text:p text:style-name="P16"><text:tab/>2b - Le livre que l'utilisateur veut importer est déjà dans sa bibliothèque, <text:soft-page-break/>un message d'erreur apparait alors.</text:p>
      <text:p text:style-name="P16"><text:tab/>2c - le fichier que l'utilisateur tente d'importer est illisible (fichier endomagé ...) , un message d'erreur apparî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text:soft-page-break/>Rechercher un ePub libre</text:p>
      <text:p text:style-name="P16"/>
      <text:p text:style-name="P16">Résumé : Permet de rechercher dans les bases de données de l'application (Projet Gunttenbert, etc.) un ePub en particulier, un sujet ou une catégorie</text:p>
      <text:p text:style-name="P16">Création : 19/04/2016</text:p>
      <text:p text:style-name="P16">Dernière modification : 19/04/2016</text:p>
      <text:p text:style-name="P16">Version : alpha</text:p>
      <text:p text:style-name="P16">Acteurs : Utilisateurs connectés ou non</text:p>
      <text:p text:style-name="P16"/>
      <text:p text:style-name="P16">Scénario nominal :</text:p>
      <text:p text:style-name="P16">1. L'utilisateur accède à la page de recherche</text:p>
      <text:p text:style-name="P16">2. L'application affiche la page en proposant plusieurs filtres et options de recherche</text:p>
      <text:p text:style-name="P16">3. L'utilisateur remplit les champs de recherche et sélectionne les options (par genre, par auteur, trier par date, par auteur...), puis valide la recherche</text:p>
      <text:p text:style-name="P16">4. L'application sélectionne les résultats les plus pertinents et les affiche dans l'ordre du tri</text:p>
      <text:p text:style-name="P16">5. L'utilisateur sélectionne un ePub parmi les résultats de la recherche</text:p>
      <text:p text:style-name="P16">6. L'application affiche la page détaillée de cet ePub</text:p>
      <text:p text:style-name="P16"/>
      <text:p text:style-name="P16">Scénarios alternatifs :</text:p>
      <text:p text:style-name="P16"/>
      <text:p text:style-name="P16">3a : Champ vide</text:p>
      <text:p text:style-name="P16"><text:s text:c="3"/>1. L'utilisateur essaie de lancer une recherche avec un champ vide</text:p>
      <text:p text:style-name="P16"><text:s text:c="3"/>2. L'application indique à l'utilisateur que le champ n'est pas rempli et l'invite à le remplir</text:p>
      <text:p text:style-name="P16"><text:s text:c="3"/>3. L'utilisateur reprend au point 3.</text:p>
      <text:p text:style-name="P26"><text:soft-page-break/>Télécharger un ePub libre</text:p>
      <text:p text:style-name="P16"/>
      <text:p text:style-name="P16">Résumé : Permet à un utilisateur enregistré de stocker sur sa propre machine un ePub libre présent la bibliothèque du site. Cela lui permettra d’avoir accès au livre sans accéder au site. L'utilisateur est connecté et se trouve sur la page d'un livre.</text:p>
      <text:p text:style-name="P16">Création : 19/04/2016</text:p>
      <text:p text:style-name="P16">Dernière modification : 19/04/2016</text:p>
      <text:p text:style-name="P16">Version : alpha</text:p>
      <text:p text:style-name="P16">Acteurs concernés : Utilisateurs enregistrés, site</text:p>
      <text:p text:style-name="P16"/>
      <text:p text:style-name="P16"/>
      <text:p text:style-name="P16">Scénario nominal :</text:p>
      <text:p text:style-name="P16">1. L'utilisateur demande le téléchargement depuis la page du livre.</text:p>
      <text:p text:style-name="P16">2. L’application vérifie l’espace disponible sur la machine</text:p>
      <text:p text:style-name="P16">3. L’application lance le téléchargement et ajoute le livre téléchargé dans le profil de l’utilisateur</text:p>
      <text:p text:style-name="P16"/>
      <text:p text:style-name="P16">Scénarios alternatifs :</text:p>
      <text:p text:style-name="P16">2a : L’espace vide sur la machine n’est pas suffisant</text:p>
      <text:p text:style-name="P16"><text:tab/>1. L’application informe l’utilisateur qu’il n’a plus assez d’espace libre sur sa machine</text:p>
      <text:p text:style-name="P16"/>
      <text:p text:style-name="P14"/>
      <text:p text:style-name="P14"/>
      <text:p text:style-name="P14"/>
      <text:p text:style-name="P14"/>
      <text:p text:style-name="P31"><text:soft-page-break/>Consulter sa bibliothèque</text:p>
      <text:p text:style-name="P17"/>
      <text:p text:style-name="P17"/>
      <text:p text:style-name="P17">Résumé :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17"/>
      <text:p text:style-name="P17">Création : 19/04/2016</text:p>
      <text:p text:style-name="P17">Dernière modification : 19/04/2016</text:p>
      <text:p text:style-name="P17">Version : alpha</text:p>
      <text:p text:style-name="P17">Acteurs : Utilisateurs connectés ou non</text:p>
      <text:p text:style-name="P17"/>
      <text:p text:style-name="P17"/>
      <text:p text:style-name="P17">SCENARIO NOMINAL :</text:p>
      <text:p text:style-name="P17"><text:tab/>1 - Depuis n'importe quelle page du site l'utilisateur connecté peut accéder à l'accueil en cliquant sur le bouton accueil </text:p>
      <text:p text:style-name="P17"/>
      <text:p text:style-name="P17">SCENARIO ALTERNATIF : </text:p>
      <text:p text:style-name="P17"/>
      <text:p text:style-name="P17"><text:tab/>1a - Si l'utilisateur n'est pas connecté alors il ne pourra pas voir sa bibliothèque.</text:p>
      <text:p text:style-name="P17"><text:tab/>1b - Si l'utilisateur ne possède pas de livre alors sa bibliothèque est vide.</text:p>
      <text:p text:style-name="P17"/>
      <text:p text:style-name="P17"/>
      <text:p text:style-name="P17"/>
      <text:p text:style-name="P17"/>
      <text:p text:style-name="P25"><text:soft-page-break/>Consulter les informations d'un ePub (de sa bibliothèque)</text:p>
      <text:p text:style-name="P18"/>
      <text:p text:style-name="P18">Résumé : L'utilisateur connecté possédant un ouvrage et désirant consulter les informations relatives à celui-ci clique dessus; il est redirigé vers la page de cette oeuvre et peut ainsi lire le résumé, ou encore voir la couverture, savoir qui est l'auteur, connaître la maison d'édition ....</text:p>
      <text:p text:style-name="P18"/>
      <text:p text:style-name="P18">Création : 19/04/2016</text:p>
      <text:p text:style-name="P18">Dernière modification : 19/04/2016</text:p>
      <text:p text:style-name="P18">Version : alpha</text:p>
      <text:p text:style-name="P18">Acteurs : Utilisateurs connectés</text:p>
      <text:p text:style-name="P18"/>
      <text:p text:style-name="P18"/>
      <text:p text:style-name="P18">SCENARIO NOMINAL :</text:p>
      <text:p text:style-name="P18"/>
      <text:p text:style-name="P18"><text:tab/>1 - Depuis sa bibliothèque , l'utilisateur sélectionne un livre.</text:p>
      <text:p text:style-name="P18"><text:tab/>2 - Il est redirigé vers la page du livre où il peut consulter les informations relatives à l'ouvrage.</text:p>
      <text:p text:style-name="P18"><text:tab/>3 - Sur cette page il consulte à sa guise les informations.</text:p>
      <text:p text:style-name="P18"/>
      <text:p text:style-name="P18"/>
      <text:p text:style-name="P18">SCENARIO ALTERNATIF : </text:p>
      <text:p text:style-name="P18"/>
      <text:p text:style-name="P18"><text:tab/>1a - Si l'utilisateur n'est pas connecté alors il ne pourra pas voir sa bibliothèque.</text:p>
      <text:p text:style-name="P18"><text:tab/>1b - Si l'utilisateur ne possède pas de livre alors sa bibliothèque est vide et de surcroit rient de sera affiché.</text:p>
      <text:p text:style-name="P18"/>
      <text:p text:style-name="P27"><text:soft-page-break/>Commenter / Noter</text:p>
      <text:p text:style-name="P19"/>
      <text:p text:style-name="P19">Résumé : Permet à <text:s/>l'utilisateur enregistré et connecté de mettre une note et un commentaire sur une oeuvre depuis la page de celle ci. </text:p>
      <text:p text:style-name="P19">Création : 19/04/2016</text:p>
      <text:p text:style-name="P19">Dernière modification : 19/04/2016</text:p>
      <text:p text:style-name="P19">Version : alpha</text:p>
      <text:p text:style-name="P19">Acteurs : Utilisateurs enregistrés et connectés.</text:p>
      <text:p text:style-name="P19"/>
      <text:p text:style-name="P19">Scénario nominale : </text:p>
      <text:p text:style-name="P19"/>
      <text:p text:style-name="P19">1)L'utilisateur affiche deux champs note et commentaire via le bouton correspondant.</text:p>
      <text:p text:style-name="P19">2)L'utilisateur peut choisir de mettre une note seule ou accompagnée d'un commentaire.</text:p>
      <text:p text:style-name="P19">3)L'utilisateur valide et sa note (et commentaire) est ajoutée.</text:p>
      <text:p text:style-name="P19"/>
      <text:p text:style-name="P19">Scénario alternatif : </text:p>
      <text:p text:style-name="P19"/>
      <text:p text:style-name="P19">3a)Un message d'erreur est affiché après validation si la zone de commentaire est remplie seule.</text:p>
      <text:p text:style-name="P19"/>
      <text:p text:style-name="P19"/>
      <text:p text:style-name="P19"/>
      <text:p text:style-name="P19"/>
      <text:p text:style-name="P19"/>
      <text:p text:style-name="P19"/>
      <text:p text:style-name="P28"><text:soft-page-break/>Supprimer un ePub libre</text:p>
      <text:p text:style-name="P20"/>
      <text:p text:style-name="P20">Résumé : Permet à un utilisateur enregistré de supprimer un ePub présent sur sa machine et dans sa bibliothèque</text:p>
      <text:p text:style-name="P20">Création : 19/04/2016</text:p>
      <text:p text:style-name="P20">Dernière modification : 19/04/2016</text:p>
      <text:p text:style-name="P20">Version : alpha</text:p>
      <text:p text:style-name="P20">Acteurs concernés : Utilisateurs enregistrés</text:p>
      <text:p text:style-name="P20">Pré-conditions : L’utilisateur doit être connecté</text:p>
      <text:p text:style-name="P20"/>
      <text:p text:style-name="P20">Scénario nominal :</text:p>
      <text:p text:style-name="P20">1. L'utilisateur demande la suppression d’un livre depuis la page du livre présent dans sa bibliothèque</text:p>
      <text:p text:style-name="P20">2. L’application vérifie que le livre est stocké sur la machine</text:p>
      <text:p text:style-name="P20">3. L’application supprime le livre de la machine et de la bibliothèque</text:p>
      <text:p text:style-name="P20"/>
      <text:p text:style-name="P20">Scénarios alternatifs :</text:p>
      <text:p text:style-name="P20">2a : Le livre n’est pas présent sur la machine</text:p>
      <text:p text:style-name="P20"><text:tab/>1. L’application informe l’utilisateur qu’il n’a plus l’oeuvre sur sa machine et supprime l’oeuvre de sa bibliothèque personnelle.</text:p>
      <text:p text:style-name="P20"/>
      <text:p text:style-name="P20"/>
      <text:p text:style-name="P20"/>
      <text:p text:style-name="P20"/>
      <text:p text:style-name="P20"/>
      <text:p text:style-name="P20"/>
      <text:p text:style-name="P20"/>
      <text:p text:style-name="P28"><text:soft-page-break/>Trier sa bibliothèque</text:p>
      <text:p text:style-name="P20"/>
      <text:p text:style-name="P20">Résumé : Permet à un utilisateur enregistré se situant dans sa bibliothèque de trier ses œuvres par certains critères (auteurs, titres, genre, etc...)</text:p>
      <text:p text:style-name="P20">Création : 19/04/2016</text:p>
      <text:p text:style-name="P20">Dernière modification : 19/04/2016</text:p>
      <text:p text:style-name="P20">Version : alpha</text:p>
      <text:p text:style-name="P20">Acteurs concernés : Utilisateurs enregistrés</text:p>
      <text:p text:style-name="P20">Pré-conditions : L’utilisateur doit être connecté</text:p>
      <text:p text:style-name="P20"/>
      <text:p text:style-name="P20">Scénario nominal :</text:p>
      <text:p text:style-name="P20">1. L’utilisateur demande le trie de sa bibliothèque selon différents critères</text:p>
      <text:p text:style-name="P20">2. L’application retourne le résultat de la bibliothèque triée selon le critère renseigné</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Lancer le mode lecture</text:p>
      <text:p text:style-name="P20"/>
      <text:p text:style-name="P20">Résumé : Permet à un utilisateur enregistré se situant sur la page d’un livre d’ouvrir un lecteur afin de lire le livre.</text:p>
      <text:p text:style-name="P20">Création : 19/04/2016</text:p>
      <text:p text:style-name="P20">Dernière modification : 19/04/2016</text:p>
      <text:p text:style-name="P20">Version : alpha</text:p>
      <text:p text:style-name="P20">Acteurs concernés : Utilisateurs enregistrés</text:p>
      <text:p text:style-name="P20">Pré-conditions : L’utilisateur doit être connecté</text:p>
      <text:p text:style-name="P20"/>
      <text:p text:style-name="P20">Scénario nominal :</text:p>
      <text:p text:style-name="P20">1. L’utilisateur demande la lecture du livre <text:span text:style-name="T19">sélectionné</text:span></text:p>
      <text:p text:style-name="P20">2. L’application affiche le lecteu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text:soft-page-break/><text:span text:style-name="T16">Signaler un problème</text:span></text:p>
      <text:p text:style-name="P21"/>
      <text:p text:style-name="P21">Résumé : L'utilisateur a rencontré un problème au cours de l'execution de l'application et souhaite l'indiquer au développeur.</text:p>
      <text:p text:style-name="P21">Création : 19/04/2016</text:p>
      <text:p text:style-name="P21">Dernière modification : 19/04/2016</text:p>
      <text:p text:style-name="P21">Version : alpha</text:p>
      <text:p text:style-name="P21">Acteurs : Utilisateurs connectés</text:p>
      <text:p text:style-name="P21"/>
      <text:p text:style-name="P21">Scénario nominal :</text:p>
      <text:p text:style-name="P21">1. L'utilisateur accède à la page de signalement dans le menu</text:p>
      <text:p text:style-name="P21">2. L'utilisateur remplit les champs de signalement et le valide</text:p>
      <text:p text:style-name="P21">3. L'application enregistre le signalement, en notifie l'utilisateur et le renvoie sur l'écran <text:span text:style-name="T20">d'accueil</text:span></text:p>
      <text:p text:style-name="P21"/>
      <text:p text:style-name="P21">Scénarios alternatifs :</text:p>
      <text:p text:style-name="P21">2a : Champ(s) vide(s)</text:p>
      <text:p text:style-name="P21"><text:s text:c="3"/>1. L'utilisateur n'a pas rempli tous les champs <text:span text:style-name="T20">nécessaires</text:span> au signalement mais le soumet tout de même</text:p>
      <text:p text:style-name="P21"><text:s text:c="3"/>2. L'application réaffiche la page en indiquant les données manquantes</text:p>
      <text:p text:style-name="P21"><text:s text:c="3"/>3. L'utilisateur reprend au point 2.</text:p>
      <text:p text:style-name="P21"><text:s/></text:p>
      <text:p text:style-name="P21"/>
      <text:p text:style-name="P21"/>
      <text:p text:style-name="P21"/>
      <text:p text:style-name="P21"/>
      <text:p text:style-name="P21"/>
      <text:p text:style-name="P29"><text:soft-page-break/>Rechercher un ePub dans sa bibliothèque</text:p>
      <text:p text:style-name="P21"/>
      <text:p text:style-name="P21">Résumé : L'utilisateur connecté et sur la page <text:span text:style-name="T20">d'accueil</text:span> recherche un ePub particulier dans la liste de ceux qu'il a téléchargés.</text:p>
      <text:p text:style-name="P21">Création : 19/04/2016</text:p>
      <text:p text:style-name="P21">Dernière version : 19/04/2016</text:p>
      <text:p text:style-name="P21">Version : alpha</text:p>
      <text:p text:style-name="P21">Acteurs : Utilisateur connecté</text:p>
      <text:p text:style-name="P21"/>
      <text:p text:style-name="P21">Scénario nominal :</text:p>
      <text:p text:style-name="P21">1. L'utilisateur se place dans la barre de recherche et tape sa requête</text:p>
      <text:p text:style-name="P21">2. L'application recherche les résultats correspondants et les affiche (en cachant les autres)</text:p>
      <text:p text:style-name="P21"/>
      <text:p text:style-name="P21">Scénario alternatif :</text:p>
      <text:p text:style-name="P21">2a : Pas de résultats</text:p>
      <text:p text:style-name="P21"><text:s text:c="3"/>1. L'application n'a pas pu trouver de résultats correspondant à la requête de l'utilisateur, et affiche une page indiquant qu'aucun résultat n'a pu être trouvé</text:p>
      <text:p text:style-name="P21"><text:s text:c="3"/>2. L'utilisateur reprend au poi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19T17:22:38.479410000</dc:date>
    <meta:editing-duration>PT1H19M57S</meta:editing-duration>
    <meta:editing-cycles>21</meta:editing-cycles>
    <meta:generator>LibreOffice/4.4.7.2$MacOSX_X86_64 LibreOffice_project/f3153a8b245191196a4b6b9abd1d0da16eead600</meta:generator>
    <meta:document-statistic meta:table-count="0" meta:image-count="0" meta:object-count="0" meta:page-count="27" meta:paragraph-count="320" meta:word-count="2896" meta:character-count="18450" meta:non-whitespace-character-count="15733"/>
  </office:meta>
</office:document-meta>
</file>